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text-properties style:font-name="Calibri" style:font-name-complex="Calibri"/>
    </style:style>
    <style:style style:name="P5" style:parent-style-name="Textbody" style:family="paragraph">
      <style:text-properties style:font-name="Calibri" style:font-name-complex="Calibri"/>
    </style:style>
    <style:style style:name="P6" style:parent-style-name="Textbody" style:family="paragraph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P8" style:parent-style-name="Textbody" style:family="paragraph">
      <style:text-properties style:font-name="Calibri" style:font-name-complex="Calibri"/>
    </style:style>
    <style:style style:name="P9" style:parent-style-name="Textbody" style:family="paragraph">
      <style:text-properties style:font-name="Calibri" style:font-name-complex="Calibri"/>
    </style:style>
    <style:style style:name="T10" style:parent-style-name="Absatz-Standardschriftart" style:family="text">
      <style:text-properties style:font-name="Calibri" style:font-name-complex="Calibri"/>
    </style:style>
    <style:style style:name="T11" style:parent-style-name="Absatz-Standardschriftart" style:family="text">
      <style:text-properties style:font-name="Calibri" style:font-name-complex="Calibri"/>
    </style:style>
    <style:style style:name="T12" style:parent-style-name="Absatz-Standardschriftart" style:family="text">
      <style:text-properties style:font-name="Calibri" style:font-name-complex="Calibri"/>
    </style:style>
    <style:style style:name="T13" style:parent-style-name="Absatz-Standardschriftart" style:family="text">
      <style:text-properties style:font-name="Calibri" style:font-name-complex="Calibri"/>
    </style:style>
    <style:style style:name="T14" style:parent-style-name="Absatz-Standardschriftart" style:family="text">
      <style:text-properties style:font-name="Calibri" style:font-name-complex="Calibri"/>
    </style:style>
    <style:style style:name="T15" style:parent-style-name="Absatz-Standardschriftart" style:family="text">
      <style:text-properties style:font-name="Calibri" style:font-name-complex="Calibri" style:text-position="super 66.6%"/>
    </style:style>
    <style:style style:name="T16" style:parent-style-name="Absatz-Standardschriftart" style:family="text">
      <style:text-properties style:font-name="Calibri" style:font-name-complex="Calibri"/>
    </style:style>
    <style:style style:name="T17" style:parent-style-name="Absatz-Standardschriftart" style:family="text">
      <style:text-properties style:font-name="Calibri" style:font-name-complex="Calibri"/>
    </style:style>
    <style:style style:name="P18" style:parent-style-name="Textbody" style:family="paragraph">
      <style:text-properties style:font-name="Calibri" style:font-name-complex="Calibri" fo:language="en" fo:country="US"/>
    </style:style>
    <style:style style:name="P19" style:parent-style-name="Textbody" style:family="paragraph">
      <style:text-properties style:font-name="Calibri" style:font-name-complex="Calibri" fo:language="en" fo:country="US"/>
    </style:style>
    <style:style style:name="P20" style:parent-style-name="Textbody" style:family="paragraph">
      <style:text-properties style:font-name="Calibri" style:font-name-complex="Calibri" fo:language="en" fo:country="US"/>
    </style:style>
    <style:style style:name="P21" style:parent-style-name="Textbody" style:family="paragraph">
      <style:text-properties style:font-name="Calibri" style:font-name-complex="Calibri"/>
    </style:style>
    <style:style style:name="P22" style:parent-style-name="Textbody" style:family="paragraph">
      <style:text-properties style:font-name="Calibri" style:font-name-complex="Calibri" fo:language="en" fo:country="US"/>
    </style:style>
    <style:style style:name="P23" style:parent-style-name="Textbody" style:family="paragraph">
      <style:text-properties style:font-name="Calibri" style:font-name-complex="Calibri" fo:language="en" fo:country="US"/>
    </style:style>
    <style:style style:name="P24" style:parent-style-name="Textbody" style:family="paragraph">
      <style:text-properties style:font-name="Calibri" style:font-name-complex="Calibri" fo:language="en" fo:country="US"/>
    </style:style>
    <style:style style:name="P25" style:parent-style-name="Textbody" style:family="paragraph">
      <style:text-properties style:font-name="Calibri" style:font-name-complex="Calibri" fo:language="en" fo:country="US"/>
    </style:style>
    <style:style style:name="P26" style:parent-style-name="Textbody" style:family="paragraph">
      <style:text-properties style:font-name="Calibri" style:font-name-complex="Calibri"/>
    </style:style>
    <style:style style:name="P27" style:parent-style-name="Textbody" style:family="paragraph">
      <style:text-properties style:font-name="Calibri" style:font-name-complex="Calibri" fo:language="en" fo:country="US"/>
    </style:style>
    <style:style style:name="P28" style:parent-style-name="Textbody" style:family="paragraph">
      <style:text-properties style:font-name="Calibri" style:font-name-complex="Calibri" fo:language="en" fo:country="US"/>
    </style:style>
    <style:style style:name="P29" style:parent-style-name="Textbody" style:family="paragraph">
      <style:text-properties style:font-name="Calibri" style:font-name-complex="Calibri" fo:language="en" fo:country="US"/>
    </style:style>
    <style:style style:name="P30" style:parent-style-name="Textbody" style:family="paragraph">
      <style:text-properties style:font-name="Calibri" style:font-name-complex="Calibri" fo:language="en" fo:country="US"/>
    </style:style>
    <style:style style:name="P31" style:parent-style-name="Textbody" style:family="paragraph">
      <style:text-properties style:font-name="Calibri" style:font-name-complex="Calibri" fo:color="#000000"/>
    </style:style>
    <style:style style:name="P32" style:parent-style-name="Textbody" style:family="paragraph">
      <style:text-properties style:font-name="Calibri" style:font-name-complex="Calibri" fo:color="#000000"/>
    </style:style>
    <style:style style:name="P33" style:parent-style-name="Textbody" style:family="paragraph">
      <style:text-properties style:font-name="Calibri" style:font-name-complex="Calibri" fo:color="#000000"/>
    </style:style>
    <style:style style:name="P34" style:parent-style-name="Textbody" style:family="paragraph">
      <style:text-properties style:font-name="Calibri" style:font-name-complex="Calibri" fo:color="#000000"/>
    </style:style>
    <style:style style:name="P35" style:parent-style-name="Textbody" style:family="paragraph">
      <style:text-properties style:font-name="Calibri" style:font-name-complex="Calibri" fo:color="#000000"/>
    </style:style>
    <style:style style:name="P36" style:parent-style-name="Textbody" style:family="paragraph">
      <style:text-properties style:font-name="Calibri" style:font-name-complex="Calibri" fo:color="#000000"/>
    </style:style>
    <style:style style:name="P37" style:parent-style-name="Textbody" style:family="paragraph">
      <style:text-properties style:font-name="Calibri" style:font-name-complex="Calibri" fo:color="#000000"/>
    </style:style>
    <style:style style:name="P38" style:parent-style-name="Textbody" style:family="paragraph">
      <style:text-properties style:font-name="Calibri" style:font-name-complex="Calibri" fo:color="#000000"/>
    </style:style>
    <style:style style:name="P39" style:parent-style-name="Textbody" style:family="paragraph">
      <style:text-properties style:font-name="Calibri" style:font-name-complex="Calibri" fo:color="#000000"/>
    </style:style>
    <style:style style:name="P40" style:parent-style-name="Textbody" style:family="paragraph">
      <style:text-properties style:font-name="Calibri" style:font-name-complex="Calibri" fo:color="#000000"/>
    </style:style>
    <style:style style:name="P41" style:parent-style-name="Textbody" style:family="paragraph">
      <style:text-properties style:font-name="Calibri" style:font-name-complex="Calibri" fo:color="#C9211E"/>
    </style:style>
    <style:style style:name="P42" style:parent-style-name="Textbody" style:family="paragraph">
      <style:text-properties style:font-name="Calibri" style:font-name-complex="Calibri" fo:color="#C9211E"/>
    </style:style>
    <style:style style:name="P43" style:parent-style-name="Textbody" style:family="paragraph">
      <style:text-properties style:font-name="Calibri" style:font-name-complex="Calibri" fo:color="#C9211E"/>
    </style:style>
    <style:style style:name="T44" style:parent-style-name="Absatz-Standardschriftart" style:family="text">
      <style:text-properties style:font-name="Calibri" style:font-name-complex="Calibri" fo:color="#C9211E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Methoden Basics:</text:span></text:h>
      <text:p text:style-name="P4"/>
      <text:h text:style-name="Überschrift2" text:outline-level="2">Aufgabe 1:</text:h>
      <text:p text:style-name="P5">Schreibe eine Methode, die durch das eingegebene Geburtsjahr das Alter bestimmt, die eine Person nach Ende des aktuellen Jahres haben wird.</text:p>
      <text:p text:style-name="P6">CalculateAge( birthYear : int) : int</text:p>
      <text:p text:style-name="P7"/>
      <text:p text:style-name="P8"/>
      <text:h text:style-name="Überschrift2" text:outline-level="2">Aufgabe 2:</text:h>
      <text:p text:style-name="P9">Schreibe eine Funktion, die als<text:s/>Übergabeparameter die<text:s/>Länge<text:s/>und die<text:s/>Höhe<text:s/>eines quadratischen Dreiecks bekommt. Die Funktion soll dann das Volumen des Dreiecks berechnen.</text:p>
      <text:p text:style-name="Textbody"><text:span text:style-name="T10">Formel<text:s/></text:span><text:span text:style-name="T11">für</text:span><text:span text:style-name="T12"><text:s/>das Volumen : V = 1/3 * L</text:span><text:span text:style-name="T13">ä</text:span><text:span text:style-name="T14">nge</text:span><text:span text:style-name="T15">2</text:span><text:span text:style-name="T16"><text:s/>*<text:s/></text:span><text:span text:style-name="T17">Höhe</text:span></text:p>
      <text:p text:style-name="P18">getVolumeSquaredPyramid (length : double , height : double) : double</text:p>
      <text:p text:style-name="P19"/>
      <text:p text:style-name="P20"/>
      <text:h text:style-name="Überschrift2" text:outline-level="2">Aufgabe 3:</text:h>
      <text:p text:style-name="P21">Schreibe eine Methode, die einen Namen als<text:s/>Übergabeparameter<text:s/>erhält<text:s/>und dann auf der Konsole Hello mit dem<text:s/>anschließenden<text:s/>Namen ausgibt</text:p>
      <text:p text:style-name="P22">Form: „Hello InputName“</text:p>
      <text:p text:style-name="P23">sayHelloTo (name : String) : void</text:p>
      <text:p text:style-name="P24"/>
      <text:p text:style-name="P25"/>
      <text:h text:style-name="Überschrift2" text:outline-level="2">Aufgabe 4:</text:h>
      <text:p text:style-name="P26">Schreibe eine Funktion, die zu einem eingegeben Celsius die Temperatur in Fahrenheit bestimmt.</text:p>
      <text:p text:style-name="P27">Formel<text:s/>:<text:s/>F = Celsius * 1,8 +32</text:p>
      <text:p text:style-name="P28">celsiusToFahrenheit (tempinCelius : double ) : double</text:p>
      <text:p text:style-name="P29"/>
      <text:p text:style-name="P30"/>
      <text:h text:style-name="Überschrift2" text:outline-level="2">Aufgabe 5:</text:h>
      <text:p text:style-name="P31">Schreibe eine Funktion, die untersucht, ob ein eingegebenes Wort ein Palindrom<text:s/>ist (Bedeutung bleibt gleich,<text:s/>wenn man die Reihenfolge der Zeichen umkehrt)</text:p>
      <text:p text:style-name="P32"><text:s/>Das Wort, welches eingegeben wurde, soll mittels der Konsole abgefragt werden.</text:p>
      <text:soft-page-break/>
      <text:h text:style-name="Überschrift2" text:outline-level="2">Aufgabe 6:</text:h>
      <text:p text:style-name="P33">Schreibe eine Methode, welche den Nutzer nach einer Breite und nach einer<text:s/>Höhe<text:s/>fragt. Dann soll ein Rechteck mittels „#“ auf der Konsole erstellt werden.</text:p>
      <text:p text:style-name="P34">Eingabe:<text:s/>Hoehe = 3 ,Breite = 2</text:p>
      <text:p text:style-name="P35"/>
      <text:p text:style-name="P36">##</text:p>
      <text:p text:style-name="P37">##</text:p>
      <text:p text:style-name="P38">##</text:p>
      <text:p text:style-name="P39"/>
      <text:h text:style-name="Überschrift2" text:outline-level="2">Aufgabe 7:</text:h>
      <text:p text:style-name="P40">Schreibe ein Programm, welches aus den Zahlen [1 – 10 ] <text:s/>3 verschiedene Zahlen ausgibt.</text:p>
      <text:p text:style-name="P41"/>
      <text:p text:style-name="P42">Ergänzung:</text:p>
      <text:p text:style-name="P43">Frage den Nutzer vor der Ziehung nach einer Zahl :</text:p>
      <text:p text:style-name="Textbody"><text:span text:style-name="T44">Wenn die Zahl bei der Ziehung dabei ist, dann gib einen Text aus, dass der Benutzer gewonnen ha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19:43:00Z</dc:date>
    <meta:template xlink:href="Normal.dotm" xlink:type="simple"/>
    <meta:editing-cycles>11</meta:editing-cycles>
    <meta:editing-duration>PT0S</meta:editing-duration>
    <meta:document-statistic meta:page-count="2" meta:paragraph-count="3" meta:word-count="222" meta:character-count="1619" meta:row-count="11" meta:non-whitespace-character-count="1400"/>
  </office:meta>
</office:document-meta>
</file>